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automatic-styles>
    <style:style style:name="P1" style:family="paragraph" style:parent-style-name="Standard">
      <style:paragraph-properties fo:line-height="200%" style:text-autospace="none"/>
      <style:text-properties style:use-window-font-color="true" style:font-name="Arial Unicode MS" fo:font-size="12pt" style:font-name-asian="Helvetica" style:font-size-asian="12pt" style:font-name-complex="Helvetica" style:font-size-complex="12pt"/>
    </style:style>
    <style:style style:name="P2" style:family="paragraph" style:parent-style-name="Standard">
      <style:paragraph-properties fo:line-height="200%" style:text-autospace="none"/>
      <style:text-properties style:use-window-font-color="true" style:font-name="Arial Unicode MS" fo:font-size="12pt" style:font-name-asian="Helvetica" style:font-size-asian="12pt" style:font-name-complex="Helvetica" style:font-size-complex="12pt"/>
    </style:style>
    <style:style style:name="P3" style:family="paragraph" style:parent-style-name="Standard">
      <style:paragraph-properties fo:line-height="200%" fo:text-align="center" style:justify-single-word="false" style:text-autospace="none"/>
      <style:text-properties style:use-window-font-color="true" style:font-name="Arial Unicode MS" fo:font-size="18pt" fo:font-weight="bold" style:font-name-asian="Helvetica" style:font-size-asian="18pt" style:font-weight-asian="bold" style:font-name-complex="Helvetica" style:font-size-complex="18pt" style:font-weight-complex="bold"/>
    </style:style>
    <style:style style:name="P4" style:family="paragraph" style:parent-style-name="Standard">
      <style:paragraph-properties fo:line-height="200%" style:text-autospace="none"/>
    </style:style>
    <style:style style:name="T1" style:family="text">
      <style:text-properties style:use-window-font-color="true" style:font-name="Arial Unicode MS" fo:font-size="12pt" style:font-name-asian="Helvetica" style:font-size-asian="12pt" style:font-name-complex="Helvetica" style:font-size-complex="12pt"/>
    </style:style>
    <style:style style:name="T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isoner</text:p>
      <text:p text:style-name="P1"/>
      <text:p text:style-name="P1"><text:tab/>Rain pounded on the roof as I lay sleeplessly staring at the ceiling , thinking, waiting for the inevitable. My thoughts ran over the past day, how much my life had changed since last summer when it all began. I aided my friend and caused my own life to go spiraling down hill.</text:p>
      <text:p text:style-name="P1"><text:tab/>The truth of it ...</text:p>
      <text:p text:style-name="P1"><text:tab/>I'm in prison.</text:p>
      <text:p text:style-name="P1"><text:tab/>Adults and guards watch over me day and night. They say they are "concerned for my safety" but I know better than that: they are guarding my prison cell. My prison cell is comfy and cosy but yet I am bored. There is nothing for me to do but write and write and write. </text:p>
      <text:p text:style-name="P1">I am not aloud to go anywhere, do anything, without THEM knowing. They think that they can compensate for the prison by giving me a nice room and good food but no it can't . I shouldn't be in prison in the first place. It makes me wonder:</text:p>
      <text:p text:style-name="P1"><text:tab/>If life hands you everything do you forget to earn?</text:p>
      <text:p text:style-name="P1"><text:tab/>Now you must wonder how I got into this place. </text:p>
      <text:p text:style-name="P1"><text:tab/>It started last summer when I came upon a house. It wasn't a particularly fascinating house. It wasn't to big and it wasn't to small. It seemed like a perfectly normal house at a first glance but if you took the time to actually look at it you would sense that there was something peculiar about it. There was no ivy on the walls no gargoyles on the door but yet something about it gave me the heepie-jeepies. That morning I did not feel very adventurous so I continued on walking but the thought of the mysterious house still tingled at the back of my <text:soft-page-break/>brain.</text:p>
      <text:p text:style-name="P4"><text:span text:style-name="T1"><text:tab/>I lived in the 'middle of no where' at the time. 'The middle of no where' for lack of a better name is what folks from the Big City of Emar call this area. Mainly because it is practically in the middle of no where and people were not creative enough to come up with a better name. Life there was very simple and limited. If you were an entertainer like me you had to know the 50 or so songs that every one liked. Well, no one has ever heard any other songs besides those fifty songs. It was part of the governments "New deal". A sad imitation of the New Deal about 500 years ago.</text:span></text:p>
      <text:p text:style-name="P1"><text:tab/>I was an entertainer of the musical kind and I played and still do play - the clarinet , piano, fiddle and more. At the time I was the only entertainer in 'the middle of no where'.</text:p>
      <text:p text:style-name="P1">My parents lived in the big city and were shocked that I had gotten as low as the middle of no where. Every year I would get a Christmas card saying the usual greetings and then:</text:p>
      <text:p text:style-name="P1"><text:tab/>"To bad you became an entertainer. You had so much potential. You should come to the Big City some time."</text:p>
      <text:p text:style-name="P1"><text:tab/>Every time I read this I feel that my parents will never understand why I am in the middle of no where and I will ever understand why they stayed in the Big City but we love each other all the same.</text:p>
      <text:p text:style-name="P1"><text:tab/>That night when I was performing at the local pub I saw a man I hadn't seen before ( in the middle of no where everyone knows each other). He was in the back corner watching me from behind a dark hood. After I finished my performance he walked over to me.</text:p>
      <text:p text:style-name="P1"><text:tab/>"You play fiddle?" he asked.</text:p>
      <text:p text:style-name="P1"><text:soft-page-break/><text:tab/>"Yes," I said.</text:p>
      <text:p text:style-name="P1"><text:tab/>"I do too," he said and picked up a fiddle and began playing.</text:p>
      <text:p text:style-name="P1"><text:tab/>I recognized the tune instantly. It was a song meant for two fiddles and a voice. He was playing the melody. I joined in on my fiddle for the base part. I stared at the crowd hoping some one would start singing. </text:p>
      <text:p text:style-name="P1"><text:tab/>No one did.</text:p>
      <text:p text:style-name="P1"><text:tab/>That meant I would have to sing. Ugh. The song was about love like most of the songs that people listened to. It was one of the most popular songs in the Big City so I wasn't surprised when a few people joined in afterwards.</text:p>
      <text:p text:style-name="P1">At last when the song was over every one clapped. I turned to the young man. </text:p>
      <text:p text:style-name="P1"><text:tab/>"What's your name?" I asked him.</text:p>
      <text:p text:style-name="P1"><text:tab/>"Zor," he said, "What's yours?"</text:p>
      <text:p text:style-name="P1"><text:tab/>I didn't want to give him my real name so I said:</text:p>
      <text:p text:style-name="P1"><text:tab/>"Liz"</text:p>
      <text:p text:style-name="P1"><text:tab/>He nodded and then turned away to talk to another person. I tapped him on the shoulder.</text:p>
      <text:p text:style-name="P1">"Would you like to work together?" I asked.</text:p>
      <text:p text:style-name="P1">He gave me strange look.</text:p>
      <text:p text:style-name="P1">"Sure," he said. </text:p>
      <text:p text:style-name="P1"><text:tab/>I nodded and then walked away.</text:p>
      <text:p text:style-name="P1"><text:tab/>A new entertainer had entered the area, but I was too exaughsted to dwell on it.</text:p>
      <text:p text:style-name="P1"><text:soft-page-break/></text:p>
      <text:p text:style-name="P1"><text:tab/>That next night I saw him again. This time he walked over to me immediately.</text:p>
      <text:p text:style-name="P1"><text:tab/>"Are you ready?" he asked me. </text:p>
      <text:p text:style-name="P1"><text:tab/>I nodded. </text:p>
      <text:p text:style-name="P1"><text:tab/>I was as ready as I ever would be.</text:p>
      <text:p text:style-name="P1"><text:tab/>This time we played a more complex song. It had no words but it still had a nice melody. At the end of the song a little boy came up to me. </text:p>
      <text:p text:style-name="P1"><text:tab/>"Can you play something new?" he asked me.</text:p>
      <text:p text:style-name="P1"><text:tab/>"What do you mean?" I asked.</text:p>
      <text:p text:style-name="P1"><text:tab/>"Something not from the 50 songs," he said. </text:p>
      <text:p text:style-name="P1"><text:tab/>Something not from the 50 songs? There were no songs like that unless of course ...</text:p>
      <text:p text:style-name="P1">An idea popped into my head. </text:p>
      <text:p text:style-name="P1"><text:tab/>I played a few notes and then stopped. I needed a plan. </text:p>
      <text:p text:style-name="P1"><text:tab/>I decided to go up the 'd' scale with an interesting rhythm and then go back down. Zor gave me a weird look. "What are you doing?" he asked me with his eyes.</text:p>
      <text:p text:style-name="P1"><text:tab/>I began playing notes in 3rds and 2nds that sounded good together. I looked a Zor begging him to join in. </text:p>
      <text:p text:style-name="P1"><text:tab/>He reluctantly began playing an Alberta base in the key of 'd'. </text:p>
      <text:p text:style-name="P1"><text:tab/>Soon our improv took off and I couldn't tell if it had been 30 seconds or an hour. All I know is that when we finished our entire audience was cowering down and in the entrance to the pub was 3 large friendly men. </text:p>
      <text:p text:style-name="P1"><text:soft-page-break/><text:tab/>Wait … on second thought maybe not so friendly unless you consider pointing a gun in someone's face is friendly.</text:p>
      <text:p text:style-name="P1"><text:tab/>The people who were cowering began their applause but they were silenced by the police officers. </text:p>
      <text:p text:style-name="P1"><text:tab/>"You have broken the law," they said, "It is forbidden to make music besides the 50 songs. You are under arrest."</text:p>
      <text:p text:style-name="P1"><text:tab/>I stood there baffled. Is this why no one made up new songs any more? Because if anyone did try to make a song they just got arrested?</text:p>
      <text:p text:style-name="P1"><text:tab/>I found that stupid. </text:p>
      <text:p text:style-name="P1"><text:tab/>Zor held up his hands and I reluctantly followed. The police officers surrounded us and then hand cuffed us. </text:p>
      <text:p text:style-name="P1"><text:tab/>"Where are you taking us?" I asked.</text:p>
      <text:p text:style-name="P1"><text:tab/>"To trial and then jail," the police officer said.</text:p>
      <text:p text:style-name="P1"><text:tab/>I swallowed loudly. I did not want to be taken to jail. </text:p>
      <text:p text:style-name="P1"><text:tab/>The police officers marched us out of the room and guided us into a van. Zor and I were put in the trunk. Police officers in these parts didn't even have the courtesy to read you your rights or give you nice seating on your way it was all just " Get in the van. Your going to jail."</text:p>
      <text:p text:style-name="P1"><text:tab/>In the not-so-comfortable trunk I talked to Zor.</text:p>
      <text:p text:style-name="P1"><text:tab/>"I'm sorry," I whispered.</text:p>
      <text:p text:style-name="P1"><text:tab/>"Its not your fault," he whispered back. </text:p>
      <text:p text:style-name="P1"><text:soft-page-break/><text:tab/>"I promise to get you out of this mess," I promised and I meant it. He didn't deserve to go to jail for accompanying me in my song. Of course, I don't deserve to go to jail for playing a melody either. </text:p>
      <text:p text:style-name="P1"><text:tab/>At last when the forever ride ended and we arrived at the Big City I was greeted by some of the most unexpected visitors.</text:p>
      <text:p text:style-name="P1"><text:tab/>My parents. </text:p>
      <text:p text:style-name="P1"><text:tab/>And they were smiling.</text:p>
      <text:p text:style-name="P1"><text:tab/>"Hello and welcome home, Liz," said my father.</text:p>
      <text:p text:style-name="P1"><text:tab/>I gaped at them.</text:p>
      <text:p text:style-name="P1"><text:tab/>"What are you doing here?" I asked.</text:p>
      <text:p text:style-name="P1"><text:tab/>"We are bringing you home," said my mother, "We thought you might need some motivation to come back so we constructed a scene for you to get arrested. Of course your friend here was not apart of the plan."</text:p>
      <text:p text:style-name="P1"><text:tab/>"So ..."</text:p>
      <text:p text:style-name="P1"><text:tab/>"Your on house arrest," finished a police officer.</text:p>
      <text:p text:style-name="P1"><text:tab/>"Let Zor go free," I blurt making it sound foolish instead of heroic like I intended.</text:p>
      <text:p text:style-name="P1"><text:tab/>"Fine," said my mother " but you are coming with us."</text:p>
      <text:p text:style-name="P1"><text:tab/>I nodded. I had done what I had promised now it was time to pay the price. I turned around one last time to look at Zor.</text:p>
      <text:p text:style-name="P1"><text:tab/>"I'll get you out," he mouthed. </text:p>
      <text:p text:style-name="P1"><text:tab/>I nodded. I only hope he will be able to make it to me.</text:p>
      <text:p text:style-name="P1"><text:soft-page-break/></text:p>
      <text:p text:style-name="P1"><text:tab/>As I sit here now telling you all this I only have one goal:</text:p>
      <text:p text:style-name="P1"><text:tab/>Get out of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30T20:01:16</meta:creation-date>
    <dc:date>2013-07-01T17:16:28</dc:date>
    <meta:editing-duration>PT12H35M16S</meta:editing-duration>
    <meta:editing-cycles>3</meta:editing-cycles>
    <meta:generator>OpenOffice.org/3.4.1$Unix OpenOffice.org_project/341m1$Build-9593</meta:generator>
    <meta:document-statistic meta:table-count="0" meta:image-count="0" meta:object-count="0" meta:page-count="7" meta:paragraph-count="77" meta:word-count="1476" meta:character-count="7445"/>
  </office:meta>
</office:document-meta>
</file>